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CCLESIASTES 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INDIVIDUALS DESCRIBED BY SOLOMON (10:1-7, 12-18, 2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INDIVIDUALS DESCRIBED BY SOLOMON (10:1-7, 12-18, 20)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wise (10:2a, 12a)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ir hearts direct them to do right (10:2a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ir mouths give forth gracious words (10:12a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foolish (10:2b-3, 6-7, 12b-15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<text:s text:c="1"/>The foolish (10:2b-3, 6-7, 12b-15)<text:s text:c="1"/></text:span><text:span text:style-name="a463" text:class-names=""/></text:p>
          </draw:text-box>
          <svg:title/>
          <svg:desc/>
        </draw:frame>
        <draw:frame draw:id="id88" presentation:style-name="a484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<text:s text:c="1"/>Their hearts direct them to do evil (10:2b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The way they walk betrays them as fools (10:3).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<text:s text:c="1"/>They are often (tragically) given great authority (10:6-7).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<text:s text:c="1"/>They are consumed by their own words (10:12b-1 4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y are exhausted by even the simplest tasks (10:15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4" draw:style-name="a485" draw:master-page-name="Master1-Layout12-tx-Title-and-Text" presentation:presentation-page-layout-name="Master1-PPL12" draw:id="Slide-259">
        <draw:frame draw:id="id89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THE INDIVIDUALS DESCRIBED BY SOLOMON (10:1-7, 12-18, 20)<text:s text:c="1"/></text:span><text:span text:style-name="a487" text:class-names=""/></text:p>
          </draw:text-box>
          <svg:title/>
          <svg:desc/>
        </draw:frame>
        <draw:frame draw:id="id90" presentation:style-name="a508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The wise (10:2a, 12a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Their hearts direct them to do right (10:2a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ir mouths give forth gracious words (10:12a)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 foolish (10:2b-3, 6-7, 12b-15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Those in authority (10:4-5, 16-17, 20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5" draw:style-name="a509" draw:master-page-name="Master1-Layout12-tx-Title-and-Text" presentation:presentation-page-layout-name="Master1-PPL12" draw:id="Slide-260">
        <draw:frame draw:id="id91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<text:s text:c="1"/>Those in authority (10:4-5, 16-17, 20)<text:s text:c="1"/></text:span><text:span text:style-name="a511" text:class-names=""/></text:p>
          </draw:text-box>
          <svg:title/>
          <svg:desc/>
        </draw:frame>
        <draw:frame draw:id="id92" presentation:style-name="a529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Stay calm, and don't quit if your boss is angry with you (10:4)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Woe to the land whose king is a child (10:16).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Happy is the land whose king is a nobleman (10:17).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Don't make light of a king, even in your thoughts (10:20)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6" draw:style-name="a530" draw:master-page-name="Master1-Layout12-tx-Title-and-Text" presentation:presentation-page-layout-name="Master1-PPL12" draw:id="Slide-261">
        <draw:frame draw:id="id93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THE INDIVIDUALS DESCRIBED BY SOLOMON (10:1-7, 12-18, 20)<text:s text:c="1"/></text:span><text:span text:style-name="a532" text:class-names=""/></text:p>
          </draw:text-box>
          <svg:title/>
          <svg:desc/>
        </draw:frame>
        <draw:frame draw:id="id94" presentation:style-name="a556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The wise (10:2a, 12a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ir hearts direct them to do right (10:2a).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ir mouths give forth gracious words (10:12a).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The foolish (10:2b-3, 6-7, 12b-15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ose in authority (10:4-5, 16-17, 20)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lazy man (10:18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7" draw:style-name="a557" draw:master-page-name="Master1-Layout12-tx-Title-and-Text" presentation:presentation-page-layout-name="Master1-PPL12" draw:id="Slide-262">
        <draw:frame draw:id="id95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ECCLESIASTES 10<text:s text:c="1"/></text:span><text:span text:style-name="a559" text:class-names=""/></text:p>
          </draw:text-box>
          <svg:title/>
          <svg:desc/>
        </draw:frame>
        <draw:frame draw:id="id96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THE INDIVIDUALS DESCRIBED BY SOLOMON (10:1-7, 12-18, 20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INJURIES WARNED ABOUT BY SOLOMON (10:8-11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8" draw:style-name="a572" draw:master-page-name="Master1-Layout12-tx-Title-and-Text" presentation:presentation-page-layout-name="Master1-PPL12" draw:id="Slide-263">
        <draw:frame draw:id="id97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THE INJURIES WARNED ABOUT BY SOLOMON (10:8-11):<text:s text:c="1"/></text:span><text:span text:style-name="a574" text:class-names=""/></text:p>
          </draw:text-box>
          <svg:title/>
          <svg:desc/>
        </draw:frame>
        <draw:frame draw:id="id98" presentation:style-name="a592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Digging a well, lest you fall into it (10:8a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Demolishing an old wall, lest a snake bite you (10:8b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Working a quarry, lest the stones crush you (10:9a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Chopping wood, lest the axe strike you (10:9b-10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9" draw:style-name="a593" draw:master-page-name="Master1-Layout12-tx-Title-and-Text" presentation:presentation-page-layout-name="Master1-PPL12" draw:id="Slide-264">
        <draw:frame draw:id="id99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ECCLESIASTES 10<text:s text:c="1"/></text:span><text:span text:style-name="a595" text:class-names=""/></text:p>
          </draw:text-box>
          <svg:title/>
          <svg:desc/>
        </draw:frame>
        <draw:frame draw:id="id100" presentation:style-name="a610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THE INDIVIDUALS DESCRIBED BY SOLOMON (10:1-7, 12-18, 20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THE INJURIES WARNED ABOUT BY SOLOMON (10:8-11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THE INSIGHTS OBSERVED BY SOLOMON (10:19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0" draw:style-name="a611" draw:master-page-name="Master1-Layout12-tx-Title-and-Text" presentation:presentation-page-layout-name="Master1-PPL12" draw:id="Slide-265">
        <draw:frame draw:id="id101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THE INSIGHTS OBSERVED BY SOLOMON (10:19)<text:s text:c="1"/></text:span><text:span text:style-name="a613" text:class-names=""/></text:p>
          </draw:text-box>
          <svg:title/>
          <svg:desc/>
        </draw:frame>
        <draw:frame draw:id="id102" presentation:style-name="a628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A party gives laughter (10:19a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Wine gives happiness (10:19b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Money gives everything (10:19c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1" draw:style-name="a629" draw:master-page-name="Master1-Layout12-tx-Title-and-Text" presentation:presentation-page-layout-name="Master1-PPL12" draw:id="Slide-266">
        <draw:frame draw:id="id103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ECCLESIASTES 10<text:s text:c="1"/></text:span><text:span text:style-name="a631" text:class-names=""/></text:p>
          </draw:text-box>
          <svg:title/>
          <svg:desc/>
        </draw:frame>
        <draw:frame draw:id="id104" presentation:style-name="a646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THE INDIVIDUALS DESCRIBED BY SOLOMON (10:1-7, 12-18, 20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THE INJURIES WARNED ABOUT BY SOLOMON (10:8-11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THE INSIGHTS OBSERVED BY SOLOMON (10:19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10 </dc:title>
    <meta:initial-creator>David STRICKLAND</meta:initial-creator>
    <dc:creator>David STRICKLAND</dc:creator>
    <meta:creation-date>2020-02-22T19:26:37Z</meta:creation-date>
    <dc:date>2020-02-22T19:26:37Z</dc:date>
    <meta:template xlink:href="BibleStudy" xlink:type="simple"/>
    <meta:editing-cycles>1</meta:editing-cycles>
    <meta:editing-duration>PT0S</meta:editing-duration>
    <meta:document-statistic meta:paragraph-count="51" meta:word-count="511"/>
  </office:meta>
</office:document-meta>
</file>